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void setup()</text:p>
      <text:p text:style-name="Normal">{</text:p>
      <text:p text:style-name="Normal"><text:s text:c="2"/>Serial.begin(9600);</text:p>
      <text:p text:style-name="Normal"><text:s text:c="2"/>pinMode(13, OUTPUT);</text:p>
      <text:p text:style-name="Normal"><text:s text:c="2"/>pinMode(12,OUTPUT);</text:p>
      <text:p text:style-name="Normal">}</text:p>
      <text:p text:style-name="Normal"/>
      <text:p text:style-name="Normal">void loop()</text:p>
      <text:p text:style-name="Normal">{</text:p>
      <text:p text:style-name="Normal"><text:s text:c="2"/>int a=analogRead(A0);</text:p>
      <text:p text:style-name="Normal"><text:s text:c="2"/>Serial.println(a);</text:p>
      <text:p text:style-name="Normal"><text:s text:c="2"/>if(a&gt;500)</text:p>
      <text:p text:style-name="Normal"><text:s text:c="4"/>digitalWrite(13,HIGH);</text:p>
      <text:p text:style-name="Normal"><text:s text:c="2"/>else</text:p>
      <text:p text:style-name="Normal"><text:s text:c="4"/>digitalWrite(13,LOW);<text:s/></text:p>
      <text:p text:style-name="Normal"><text:s text:c="2"/>double b=analogRead(A1);</text:p>
      <text:p text:style-name="Normal"><text:s text:c="2"/>double t=((((b/1024)*5)-0.5)*100);</text:p>
      <text:p text:style-name="Normal"><text:s text:c="2"/>Serial.print("temp value:");</text:p>
      <text:p text:style-name="Normal"><text:s text:c="2"/>Serial.println(t);</text:p>
      <text:p text:style-name="Normal"><text:s text:c="2"/>if(t&gt;23)</text:p>
      <text:p text:style-name="Normal"><text:s text:c="6"/>digitalWrite(12,HIGH);</text:p>
      <text:p text:style-name="Normal"><text:s text:c="2"/>else</text:p>
      <text:p text:style-name="Normal"><text:s text:c="6"/>digitalWrite(12,LOW)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17010602872</meta:initial-creator>
    <dc:creator>917010602872</dc:creator>
    <meta:creation-date>2022-09-17T08:48:00Z</meta:creation-date>
    <dc:date>2022-09-17T08:48:00Z</dc:date>
    <meta:template xlink:href="Normal.dotm" xlink:type="simple"/>
    <meta:editing-cycles>2</meta:editing-cycles>
    <meta:editing-duration>PT0S</meta:editing-duration>
    <meta:document-statistic meta:page-count="1" meta:paragraph-count="1" meta:word-count="61" meta:character-count="409" meta:row-count="2" meta:non-whitespace-character-count="349"/>
  </office:meta>
</office:document-meta>
</file>